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merican Typewriter" svg:font-family="'American Typewriter'" style:font-family-generic="modern" style:font-pitch="variable"/>
    <style:font-face style:name="Andale Mono" svg:font-family="'Andale Mono'" style:font-pitch="fixed"/>
    <style:font-face style:name="Arial Unicode MS" svg:font-family="'Arial Unicode MS'" style:font-family-generic="system" style:font-pitch="variable"/>
    <style:font-face style:name="Comfortaa" svg:font-family="Comfortaa" style:font-pitch="variable"/>
    <style:font-face style:name="DIN Alternate" svg:font-family="'DIN Alternate'" style:font-pitch="variable"/>
    <style:font-face style:name="DejaVu Sans Mono" svg:font-family="'DejaVu Sans Mono'" style:font-family-generic="modern" style:font-pitch="fixed"/>
    <style:font-face style:name="Futura" svg:font-family="Futura" style:font-pitch="variable"/>
    <style:font-face style:name="Gentium" svg:font-family="Gentium"/>
    <style:font-face style:name="Gentium Basic" svg:font-family="'Gentium Basic'" style:font-pitch="variable"/>
    <style:font-face style:name="Gentium Basic1" svg:font-family="'Gentium Basic'" style:font-adornments="Regular" style:font-pitch="variable"/>
    <style:font-face style:name="Gentium Book Basic" svg:font-family="'Gentium Book Basic'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T Mono" svg:font-family="'PT Mono'" style:font-pitch="fixed"/>
    <style:font-face style:name="PingFang SC" svg:font-family="'PingFang SC'" style:font-family-generic="system" style:font-pitch="variable"/>
    <style:font-face style:name="Roboto" svg:font-family="Roboto" style:font-pitch="variable"/>
    <style:font-face style:name="Rockwell" svg:font-family="Rockwell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1.815cm" fo:min-width="27.5cm" loext:decorative="false"/>
    </style:style>
    <style:style style:name="pr1" style:family="presentation" style:parent-style-name="Default-title">
      <style:graphic-properties draw:auto-grow-height="true" fo:min-height="12.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257cm" loext:decorative="false"/>
      <style:paragraph-properties style:writing-mode="lr-tb"/>
    </style:style>
    <style:style style:name="pr4" style:family="presentation" style:parent-style-name="Default-outline1" style:list-style-name="L2">
      <style:graphic-properties fo:min-height="10.065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13.5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2.257cm" loext:decorative="false"/>
      <style:paragraph-properties style:writing-mode="lr-tb"/>
    </style:style>
    <style:style style:name="pr8" style:family="presentation" style:parent-style-name="Default-outline1">
      <style:graphic-properties fo:min-height="10.065cm" loext:decorative="false"/>
      <style:paragraph-properties style:writing-mode="lr-tb"/>
    </style:style>
    <style:style style:name="P1" style:family="paragraph">
      <style:text-properties fo:font-size="60pt" style:font-size-asian="72pt" style:font-size-complex="7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text-properties fo:font-size="66pt" style:font-size-asian="80pt" style:font-size-complex="80pt"/>
    </style:style>
    <style:style style:name="P6" style:family="paragraph">
      <style:text-properties fo:font-size="127.800003051758pt" style:font-size-asian="154.699996948242pt" style:font-size-complex="154.699996948242pt"/>
    </style:style>
    <style:style style:name="P7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Gentium Basic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Gentium Basic" fo:font-size="28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text-properties fo:font-size="116.199996948242pt" style:font-size-asian="140.600006103516pt" style:font-size-complex="140.600006103516pt"/>
    </style:style>
    <style:style style:name="T1" style:family="text">
      <style:text-properties fo:font-size="60pt" style:font-size-asian="72pt" style:font-size-complex="72pt"/>
    </style:style>
    <style:style style:name="T2" style:family="text">
      <style:text-properties fo:font-size="66pt" style:font-size-asian="80pt" style:font-size-complex="80pt"/>
    </style:style>
    <style:style style:name="T3" style:family="text">
      <style:text-properties fo:font-size="127.800003051758pt" style:font-size-asian="154.699996948242pt" style:font-size-complex="154.699996948242pt"/>
    </style:style>
    <style:style style:name="T4" style:family="text">
      <style:text-properties fo:font-size="116.199996948242pt" style:font-size-asian="140.600006103516pt" style:font-size-complex="140.6000061035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↳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12.5cm" svg:x="1.4cm" svg:y="1.5cm" presentation:class="title" presentation:user-transformed="true">
          <draw:text-box>
            <text:p><text:span text:style-name="T1">Atelier</text:span><text:span text:style-name="T1"><text:line-break/></text:span><text:span text:style-name="T1">Spiele Programmier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257cm" svg:x="1.4cm" svg:y="1cm" presentation:class="title">
          <draw:text-box>
            <text:p>Ablauf</text:p>
          </draw:text-box>
        </draw:frame>
        <draw:frame presentation:style-name="pr4" draw:text-style-name="P3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3"><text:s/>Vorstellung</text:p>
              </text:list-item>
              <text:list-item>
                <text:p text:style-name="P3"><text:s/>Atelieraufbau</text:p>
              </text:list-item>
              <text:list-item>
                <text:p text:style-name="P3"><text:s/>Odenwilusenz</text:p>
              </text:list-item>
              <text:list-item>
                <text:p text:style-name="P3"><text:s/>Pause</text:p>
              </text:list-item>
              <text:list-item>
                <text:p text:style-name="P3"><text:s/>Nachforschungen anstellen</text:p>
              </text:list-item>
              <text:list-item>
                <text:p text:style-name="P3"><text:s/>Beobachtungen Zusammentragen</text:p>
              </text:list-item>
              <text:list-item>
                <text:p text:style-name="P3"><text:s/>Rekapitulieren</text:p>
              </text:list-item>
              <text:list-item>
                <text:p text:style-name="P3"><text:s/>Tschau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6" draw:text-style-name="P5" draw:layer="layout" svg:width="25.199cm" svg:height="13.5cm" svg:x="1.4cm" svg:y="1cm" presentation:class="title" presentation:user-transformed="true">
          <draw:text-box>
            <text:p><text:span text:style-name="T2">VORSTELLUNGSRUNDE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2.257cm" svg:x="1.4cm" svg:y="1cm" presentation:class="title">
          <draw:text-box>
            <text:p>Atelieraufbau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3">
              <text:list-item>
                <text:p text:style-name="P3"><text:s/>Vorstellung Tagesthema</text:p>
              </text:list-item>
              <text:list-item>
                <text:p text:style-name="P3"><text:s/>Arbeitsplätze einrichten</text:p>
              </text:list-item>
              <text:list-item>
                <text:p text:style-name="P3"><text:s/>Ausarbeitung</text:p>
              </text:list-item>
              <text:list-item>
                <text:p text:style-name="P3"><text:s/>Pause</text:p>
              </text:list-item>
              <text:list-item>
                <text:p text:style-name="P3"><text:s/>Ausarbeitung</text:p>
              </text:list-item>
              <text:list-item>
                <text:p text:style-name="P3"><text:s/>Rekapitulation</text:p>
              </text:list-item>
              <text:list-item>
                <text:p text:style-name="P3"><text:s/>Aufräumen</text:p>
              </text:list-item>
              <text:list-item>
                <text:p text:style-name="P3"><text:s/>Mümpfeli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257cm" svg:x="1.4cm" svg:y="1cm" presentation:class="title">
          <draw:text-box>
            <text:p>Odenwilusenz Verein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4">
              <text:list-item>
                <text:p>Bastelverein</text:p>
              </text:list-item>
              <text:list-item>
                <text:p>Werkzeuge</text:p>
              </text:list-item>
              <text:list-item>
                <text:p>Maschienen</text:p>
              </text:list-item>
              <text:list-item>
                <text:p>Open Hackerspace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6" draw:text-style-name="P6" draw:layer="layout" svg:width="25.199cm" svg:height="13.5cm" svg:x="1.4cm" svg:y="1cm" presentation:class="title" presentation:user-transformed="true">
          <draw:text-box>
            <text:p><text:span text:style-name="T3">PAUSE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2.257cm" svg:x="1.4cm" svg:y="1cm" presentation:class="title">
          <draw:text-box>
            <text:p>Nachforschungen anstellen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5">
              <text:list-item>
                <text:p text:style-name="P7">Verschiedenste Spiele Spielen</text:p>
              </text:list-item>
              <text:list-item>
                <text:p text:style-name="P7">Elemente erkennen und Aufschreiben</text:p>
              </text:list-item>
            </text:list>
            <text:list text:style-name="L6">
              <text:list-item>
                <text:list>
                  <text:list-item>
                    <text:p text:style-name="P8">Level, Spieler, Leben, Controller</text:p>
                  </text:list-item>
                </text:list>
              </text:list-item>
            </text:list>
            <text:list text:style-name="L5">
              <text:list-item>
                <text:p text:style-name="P9">Am schluss werden diese Zusammengetragen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257cm" svg:x="1.4cm" svg:y="1cm" presentation:class="title">
          <draw:text-box>
            <text:p>Beobachtungen zusammentragen</text:p>
          </draw:text-box>
        </draw:frame>
        <draw:frame presentation:style-name="pr8" draw:layer="layout" svg:width="25.199cm" svg:height="10.315cm" svg:x="1.4cm" svg:y="3.685cm" presentation:class="outline" presentation:placeholder="true" presentation:user-transformed="true">
          <draw:text-box/>
        </draw:frame>
        <draw:custom-shape draw:style-name="gr2" draw:text-style-name="P10" draw:layer="layout" svg:width="28cm" svg:height="12.065cm" svg:x="0cm" svg:y="3.685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2.257cm" svg:x="1.4cm" svg:y="1cm" presentation:class="title">
          <draw:text-box>
            <text:p>Rekapitulieren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4">
              <text:list-item>
                <text:p>Kennengelernt</text:p>
              </text:list-item>
              <text:list-item>
                <text:p>Atelier Struktur kennengelernt</text:p>
              </text:list-item>
              <text:list-item>
                <text:p>Spiele Analysiert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6" draw:text-style-name="P11" draw:layer="layout" svg:width="25.199cm" svg:height="13.5cm" svg:x="1.4cm" svg:y="1cm" presentation:class="title" presentation:user-transformed="true">
          <draw:text-box>
            <text:p><text:span text:style-name="T4">MÜMPFELI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merican Typewriter" svg:font-family="'American Typewriter'" style:font-family-generic="modern" style:font-pitch="variable"/>
    <style:font-face style:name="Andale Mono" svg:font-family="'Andale Mono'" style:font-pitch="fixed"/>
    <style:font-face style:name="Arial Unicode MS" svg:font-family="'Arial Unicode MS'" style:font-family-generic="system" style:font-pitch="variable"/>
    <style:font-face style:name="Comfortaa" svg:font-family="Comfortaa" style:font-pitch="variable"/>
    <style:font-face style:name="DIN Alternate" svg:font-family="'DIN Alternate'" style:font-pitch="variable"/>
    <style:font-face style:name="DejaVu Sans Mono" svg:font-family="'DejaVu Sans Mono'" style:font-family-generic="modern" style:font-pitch="fixed"/>
    <style:font-face style:name="Futura" svg:font-family="Futura" style:font-pitch="variable"/>
    <style:font-face style:name="Gentium" svg:font-family="Gentium"/>
    <style:font-face style:name="Gentium Basic" svg:font-family="'Gentium Basic'" style:font-pitch="variable"/>
    <style:font-face style:name="Gentium Basic1" svg:font-family="'Gentium Basic'" style:font-adornments="Regular" style:font-pitch="variable"/>
    <style:font-face style:name="Gentium Book Basic" svg:font-family="'Gentium Book Basic'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T Mono" svg:font-family="'PT Mono'" style:font-pitch="fixed"/>
    <style:font-face style:name="PingFang SC" svg:font-family="'PingFang SC'" style:font-family-generic="system" style:font-pitch="variable"/>
    <style:font-face style:name="Roboto" svg:font-family="Roboto" style:font-pitch="variable"/>
    <style:font-face style:name="Rockwell" svg:font-family="Rockwell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Gentium Basic1" fo:font-family="'Gentium Basic'" style:font-style-name="Regular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a1f08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Gentium Basic" fo:font-family="'Gentium Basic'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entium Basic1" fo:font-family="'Gentium Basic'" style:font-style-name="Regular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Gentium Book Basic" fo:font-family="'Gentium Book Basic'" style:font-pitch="variable" fo:font-size="40pt" fo:font-style="normal" fo:text-shadow="none" style:text-underline-style="none" fo:font-weight="bold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a1f08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257cm" svg:x="1.4cm" svg:y="1cm" presentation:class="title" presentation:placeholder="true">
        <draw:text-box/>
      </draw:frame>
      <draw:frame presentation:style-name="Default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Hafen</meta:initial-creator>
    <meta:creation-date>2025-07-08T10:51:59.895851066</meta:creation-date>
    <dc:date>2025-07-08T11:51:44.140034716</dc:date>
    <dc:creator>Samuel Hafen</dc:creator>
    <meta:editing-duration>PT59M42S</meta:editing-duration>
    <meta:editing-cycles>6</meta:editing-cycles>
    <meta:generator>LibreOffice/7.6.6.3$MacOSX_X86_64 LibreOffice_project/d97b2716a9a4a2ce1391dee1765565ea469b0ae7</meta:generator>
    <meta:document-statistic meta:object-count="58"/>
  </office:meta>
</office:document-meta>
</file>